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au1" style:family="table">
      <style:table-properties style:width="16.521cm" table:align="left"/>
    </style:style>
    <style:style style:name="Tableau1.A" style:family="table-column">
      <style:table-column-properties style:column-width="0.459cm"/>
    </style:style>
    <style:style style:name="Tableau1.B" style:family="table-column">
      <style:table-column-properties style:column-width="16.062cm"/>
    </style:style>
    <style:style style:name="Tableau1.A1" style:family="table-cell">
      <style:table-cell-properties style:vertical-align="middle"/>
    </style:style>
    <style:style style:name="Tableau2" style:family="table">
      <style:table-properties style:width="17cm" table:align="left"/>
    </style:style>
    <style:style style:name="Tableau2.A" style:family="table-column">
      <style:table-column-properties style:column-width="0.459cm"/>
    </style:style>
    <style:style style:name="Tableau2.B" style:family="table-column">
      <style:table-column-properties style:column-width="16.542cm"/>
    </style:style>
    <style:style style:name="Tableau2.A1" style:family="table-cell">
      <style:table-cell-properties style:vertical-align="middle"/>
    </style:style>
    <style:style style:name="Tableau3" style:family="table">
      <style:table-properties style:width="7.756cm" table:align="left"/>
    </style:style>
    <style:style style:name="Tableau3.A" style:family="table-column">
      <style:table-column-properties style:column-width="0.247cm"/>
    </style:style>
    <style:style style:name="Tableau3.B" style:family="table-column">
      <style:table-column-properties style:column-width="7.509cm"/>
    </style:style>
    <style:style style:name="Tableau3.A1" style:family="table-cell">
      <style:table-cell-properties style:vertical-align="middle"/>
    </style:style>
    <style:style style:name="Tableau4" style:family="table">
      <style:table-properties style:width="17cm" table:align="left"/>
    </style:style>
    <style:style style:name="Tableau4.A" style:family="table-column">
      <style:table-column-properties style:column-width="0.459cm"/>
    </style:style>
    <style:style style:name="Tableau4.B" style:family="table-column">
      <style:table-column-properties style:column-width="16.542cm"/>
    </style:style>
    <style:style style:name="Tableau4.A1" style:family="table-cell">
      <style:table-cell-properties style:vertical-align="middle"/>
    </style:style>
    <style:style style:name="Tableau5" style:family="table">
      <style:table-properties style:width="13.3cm" table:align="left"/>
    </style:style>
    <style:style style:name="Tableau5.A" style:family="table-column">
      <style:table-column-properties style:column-width="0.459cm"/>
    </style:style>
    <style:style style:name="Tableau5.B" style:family="table-column">
      <style:table-column-properties style:column-width="12.841cm"/>
    </style:style>
    <style:style style:name="Tableau5.A1" style:family="table-cell">
      <style:table-cell-properties style:vertical-align="middle"/>
    </style:style>
    <style:style style:name="Tableau6" style:family="table">
      <style:table-properties style:width="12.818cm" table:align="left"/>
    </style:style>
    <style:style style:name="Tableau6.A" style:family="table-column">
      <style:table-column-properties style:column-width="0.459cm"/>
    </style:style>
    <style:style style:name="Tableau6.B" style:family="table-column">
      <style:table-column-properties style:column-width="12.36cm"/>
    </style:style>
    <style:style style:name="Tableau6.A1" style:family="table-cell">
      <style:table-cell-properties style:vertical-align="middle"/>
    </style:style>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Footer">
      <style:paragraph-properties fo:text-align="end" style:justify-single-word="false"/>
      <style:text-properties officeooo:rsid="001483d1" officeooo:paragraph-rsid="001483d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rojet_java_de_base_avec_maven"/>Projet Java de base avec Maven</text:h>
      <text:p text:style-name="Standard"/>
      <text:p text:style-name="Text_20_body">Emmanuel BRUNO <text:a xlink:type="simple" xlink:href="https://bruno.univ-tln.fr/maven/simplejava" text:style-name="Internet_20_link" text:visited-style-name="Visited_20_Internet_20_Link">https://bruno.univ-tln.fr/maven/simplejava</text:a> </text:p>
      <text:p text:style-name="Standard"/>
      <text:p text:style-name="Standard"/>
      <text:h text:style-name="Heading_20_1" text:outline-level="1"><text:bookmark text:name="creation"/>Création</text:h>
      <text:p text:style-name="Text_20_body">Maven propose des archetypes de projet, nous allons utiliser celui pour Java. Il peut être utilisé de façon interactive. </text:p>
      <text:p text:style-name="Preformatted_20_Text">mvn archetype:generate \</text:p>
      <text:p text:style-name="Preformatted_20_Text"><text:s text:c="3"/>-DarchetypeGroupId=org.apache.maven.archetypes \</text:p>
      <text:p text:style-name="Preformatted_20_Text"><text:s text:c="3"/>-DarchetypeArtifactId=maven-archetype-quickstart \</text:p>
      <text:p text:style-name="P4"><text:s text:c="3"/>-DarchetypeVersion=1.4</text:p>
      <text:p text:style-name="Text_20_body">On donne ensuite les groupId, le nom de projet (artifactId), le nom du package (par défaut le groupId) et la version. Adapter login et le nom de l’application (MyApp) à votre cas. </text:p>
      <text:p text:style-name="Preformatted_20_Text">Define value for property 'groupId': : fr.univtln.login</text:p>
      <text:p text:style-name="Preformatted_20_Text">Define value for property 'artifactId': : MyApp</text:p>
      <text:p text:style-name="Preformatted_20_Text">Define value for property 'version': <text:s/>1.0-SNAPSHOT: : </text:p>
      <text:p text:style-name="P4">Define value for property 'package': <text:s/>fr.univtln.login: : </text:p>
      <text:p text:style-name="Text_20_body">Il est possible de donner directement ces informations directement (3 dernières lignes): </text:p>
      <text:p text:style-name="Preformatted_20_Text">mvn archetype:generate \</text:p>
      <text:p text:style-name="Preformatted_20_Text"><text:s/>-DarchetypeGroupId=org.apache.maven.archetypes \</text:p>
      <text:p text:style-name="Preformatted_20_Text"><text:s/>-DarchetypeArtifactId=maven-archetype-quickstart \</text:p>
      <text:p text:style-name="Preformatted_20_Text"><text:s/>-DarchetypeVersion=1.4 \</text:p>
      <text:p text:style-name="Preformatted_20_Text"><text:s/>-DgroupId=fr.univtln.login \</text:p>
      <text:p text:style-name="Preformatted_20_Text"><text:s/>-DartifactId=MyApp \</text:p>
      <text:p text:style-name="P4"><text:s/>-Dversion=1.0-SNAPSHOT</text:p>
      <text:p text:style-name="Text_20_body">Il est aussi possible de choisir parmis la liste de tous les archetypes (c’est celui de Java par défaut): </text:p>
      <text:p text:style-name="Preformatted_20_Text">mvn archetype:generate \</text:p>
      <text:p text:style-name="P4"><text:s text:c="4"/>-DarchetypeGroupId=org.apache.maven.archetypes</text:p>
      <text:h text:style-name="Heading_20_1" text:outline-level="1"><text:bookmark text:name="compilation_et_execution_de_base"/>Compilation et Exécution de base</text:h>
      <text:p text:style-name="Text_20_body">On peut ensuite compiler le projet : </text:p>
      <text:p text:style-name="P4">mvn compile</text:p>
      <text:p text:style-name="Text_20_body">ou en faire un package directement : </text:p>
      <text:p text:style-name="P4">mvn package</text:p>
      <text:p text:style-name="Text_20_body">On peut ensuite exécuter l’application classiquement en ajoutant le package au classpath et en donnant le nom de la classe : </text:p>
      <text:p text:style-name="P4"><text:soft-page-break/>java -cp target/MyApp-1.0-SNAPSHOT.jar fr.univtln.login.App</text:p>
      <text:p text:style-name="Text_20_body">on peut aussi l’exécuter avec Maven (ce qui facilitera l’utilisation des dépendances) : </text:p>
      <text:p text:style-name="P4">mvn exec:java <text:s/>-Dexec.mainClass="fr.univtln.login.App" </text:p>
      <text:p text:style-name="Text_20_body">Le fichier pom.xml permet définir des options pour ces plugins de Maven : </text:p>
      <text:list xml:id="list1537224336" text:style-name="L1">
        <text:list-item>
          <text:p text:style-name="P3">Le nom de la classe peut être indiqué (<text:a xlink:type="simple" xlink:href="http://www.mojohaus.org/exec-maven-plugin/usage.html" text:style-name="Internet_20_link" text:visited-style-name="Visited_20_Internet_20_Link">http://www.mojohaus.org/exec-maven-plugin/usage.html</text:a>).</text:p>
        </text:list-item>
        <text:list-item>
          <text:p text:style-name="P2">le jar peut être rendu “exécutable” (<text:a xlink:type="simple" xlink:href="http://maven.apache.org/shared/maven-archiver/examples/classpath.html" text:style-name="Internet_20_link" text:visited-style-name="Visited_20_Internet_20_Link">http://maven.apache.org/shared/maven-archiver/examples/classpath.html</text:a>)</text:p>
        </text:list-item>
      </text:list>
      <text:h text:style-name="Heading_20_1" text:outline-level="1"><text:bookmark text:name="parametrage_de_base"/>Paramétrage de base</text:h>
      <text:h text:style-name="Heading_20_2" text:outline-level="2"><text:bookmark text:name="fixer_la_version_de_java"/>Fixer la version de java</text:h>
      <text:p text:style-name="Text_20_body">Ici on choisi Java 8 : </text:p>
      <table:table table:name="Tableau1" table:style-name="Tableau1">
        <table:table-column table:style-name="Tableau1.A"/>
        <table:table-column table:style-name="Tableau1.B"/>
        <table:table-row>
          <table:table-cell table:style-name="Tableau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eau1.A1" office:value-type="string">
            <text:p text:style-name="Table_20_Contents"><text:span text:style-name="Source_20_Text">&lt;build&gt;</text:span></text:p>
            <text:p text:style-name="Table_20_Contents"><text:span text:style-name="Source_20_Text">        &lt;plugins&gt;</text:span></text:p>
            <text:p text:style-name="Table_20_Contents"><text:span text:style-name="Source_20_Text">        ...</text:span></text:p>
            <text:p text:style-name="Table_20_Contents"><text:span text:style-name="Source_20_Text">            &lt;plugin&gt;</text:span></text:p>
            <text:p text:style-name="Table_20_Contents"><text:span text:style-name="Source_20_Text">                &lt;groupId&gt;org.apache.maven.plugins&lt;/groupId&gt;</text:span></text:p>
            <text:p text:style-name="Table_20_Contents"><text:span text:style-name="Source_20_Text">                &lt;artifactId&gt;maven-compiler-plugin&lt;/artifactId&gt;</text:span></text:p>
            <text:p text:style-name="Table_20_Contents"><text:span text:style-name="Source_20_Text">                &lt;version&gt;2.5.1&lt;/version&gt;</text:span></text:p>
            <text:p text:style-name="Table_20_Contents"><text:span text:style-name="Source_20_Text">                &lt;configuration&gt;</text:span></text:p>
            <text:p text:style-name="Table_20_Contents"><text:span text:style-name="Source_20_Text">                    &lt;source&gt;1.8&lt;/source&gt;</text:span></text:p>
            <text:p text:style-name="Table_20_Contents"><text:span text:style-name="Source_20_Text">                    &lt;target&gt;1.8&lt;/target&gt;</text:span></text:p>
            <text:p text:style-name="Table_20_Contents"><text:span text:style-name="Source_20_Text">                &lt;/configuration&gt;</text:span></text:p>
            <text:p text:style-name="Table_20_Contents"><text:span text:style-name="Source_20_Text">            &lt;/plugin&gt;</text:span></text:p>
            <text:p text:style-name="Table_20_Contents"><text:span text:style-name="Source_20_Text">            ...</text:span></text:p>
            <text:p text:style-name="Table_20_Contents"><text:span text:style-name="Source_20_Text">        &lt;/plugins&gt;        </text:span></text:p>
            <text:p text:style-name="Table_20_Contents"><text:span text:style-name="Source_20_Text">    &lt;/build&gt;</text:span></text:p>
          </table:table-cell>
        </table:table-row>
      </table:table>
      <text:h text:style-name="Heading_20_2" text:outline-level="2"><text:bookmark text:name="fabriquer_des_jar_executables_incluant_les_dependances"/>Fabriquer des jar exécutables incluant les dépendances</text:h>
      <text:p text:style-name="Text_20_body">Avec cet exemple deux jar seront systématique produit lors de <text:span text:style-name="Source_20_Text">mvn package</text:span> : un avec seulement les classes du projet et l’autre incluant les dépendances. Les deux contiennent un manifest indiquant la classe “exécutable” par défaut (ici la classe <text:span text:style-name="Source_20_Text">fr.univtln.bruno.d14.simpleihm.App</text:span>, à changer en fonction de votre programme). </text:p>
      <table:table table:name="Tableau2" table:style-name="Tableau2">
        <table:table-column table:style-name="Tableau2.A"/>
        <table:table-column table:style-name="Tableau2.B"/>
        <table:table-row>
          <table:table-cell table:style-name="Tableau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text:soft-page-break/>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able:table-cell>
          <table:table-cell table:style-name="Tableau2.A1" office:value-type="string">
            <text:p text:style-name="Table_20_Contents"><text:span text:style-name="Source_20_Text">&lt;build&gt;</text:span></text:p>
            <text:p text:style-name="Table_20_Contents"><text:span text:style-name="Source_20_Text">       &lt;plugins&gt;</text:span></text:p>
            <text:p text:style-name="Table_20_Contents"><text:span text:style-name="Source_20_Text">           ...</text:span></text:p>
            <text:p text:style-name="Table_20_Contents"><text:span text:style-name="Source_20_Text">           &lt;plugin&gt;</text:span></text:p>
            <text:p text:style-name="Table_20_Contents"><text:span text:style-name="Source_20_Text">               &lt;artifactId&gt;maven-assembly-plugin&lt;/artifactId&gt;</text:span></text:p>
            <text:p text:style-name="Table_20_Contents"><text:span text:style-name="Source_20_Text">               &lt;version&gt;2.4.1&lt;/version&gt;</text:span></text:p>
            <text:p text:style-name="Table_20_Contents"><text:span text:style-name="Source_20_Text">               &lt;executions&gt;</text:span></text:p>
            <text:p text:style-name="Table_20_Contents"><text:span text:style-name="Source_20_Text">                   &lt;execution&gt;</text:span></text:p>
            <text:p text:style-name="Table_20_Contents"><text:soft-page-break/><text:span text:style-name="Source_20_Text">                       &lt;id&gt;create-executable-jar&lt;/id&gt;</text:span></text:p>
            <text:p text:style-name="Table_20_Contents"><text:span text:style-name="Source_20_Text">                       &lt;phase&gt;package&lt;/phase&gt;</text:span></text:p>
            <text:p text:style-name="Table_20_Contents"><text:span text:style-name="Source_20_Text">                       &lt;goals&gt;</text:span></text:p>
            <text:p text:style-name="Table_20_Contents"><text:span text:style-name="Source_20_Text">                           &lt;goal&gt;single&lt;/goal&gt;</text:span></text:p>
            <text:p text:style-name="Table_20_Contents"><text:span text:style-name="Source_20_Text">                       &lt;/goals&gt;</text:span></text:p>
            <text:p text:style-name="Table_20_Contents"><text:span text:style-name="Source_20_Text">                       &lt;configuration&gt;</text:span></text:p>
            <text:p text:style-name="Table_20_Contents"><text:span text:style-name="Source_20_Text">                           &lt;descriptorRefs&gt;</text:span></text:p>
            <text:p text:style-name="Table_20_Contents"><text:span text:style-name="Source_20_Text">                               &lt;descriptorRef&gt;</text:span></text:p>
            <text:p text:style-name="Table_20_Contents"><text:span text:style-name="Source_20_Text">                                   jar-with-dependencies</text:span></text:p>
            <text:p text:style-name="Table_20_Contents"><text:span text:style-name="Source_20_Text">                               &lt;/descriptorRef&gt;</text:span></text:p>
            <text:p text:style-name="Table_20_Contents"><text:span text:style-name="Source_20_Text">                           &lt;/descriptorRefs&gt;</text:span></text:p>
            <text:p text:style-name="Table_20_Contents"><text:span text:style-name="Source_20_Text">                           &lt;archive&gt;</text:span></text:p>
            <text:p text:style-name="Table_20_Contents"><text:span text:style-name="Source_20_Text">                               &lt;manifest&gt;</text:span></text:p>
            <text:p text:style-name="Table_20_Contents"><text:span text:style-name="Source_20_Text">                                   &lt;mainClass&gt;fr.univtln.bruno.d14.simpleihm.App&lt;/mainClass&gt;</text:span></text:p>
            <text:p text:style-name="Table_20_Contents"><text:span text:style-name="Source_20_Text">                               &lt;/manifest&gt;</text:span></text:p>
            <text:p text:style-name="Table_20_Contents"><text:span text:style-name="Source_20_Text">                           &lt;/archive&gt;</text:span></text:p>
            <text:p text:style-name="Table_20_Contents"><text:span text:style-name="Source_20_Text">                       &lt;/configuration&gt;</text:span></text:p>
            <text:p text:style-name="Table_20_Contents"><text:span text:style-name="Source_20_Text">                   &lt;/execution&gt;</text:span></text:p>
            <text:p text:style-name="Table_20_Contents"><text:span text:style-name="Source_20_Text">               &lt;/executions&gt;</text:span></text:p>
            <text:p text:style-name="Table_20_Contents"><text:span text:style-name="Source_20_Text">           &lt;/plugin&gt;</text:span></text:p>
            <text:p text:style-name="Table_20_Contents"><text:span text:style-name="Source_20_Text">           ...</text:span></text:p>
            <text:p text:style-name="Table_20_Contents"><text:span text:style-name="Source_20_Text">       &lt;/plugins&gt;</text:span></text:p>
            <text:p text:style-name="Table_20_Contents"><text:span text:style-name="Source_20_Text">   &lt;/build&gt;</text:span></text:p>
          </table:table-cell>
        </table:table-row>
      </table:table>
      <text:h text:style-name="Heading_20_1" text:outline-level="1"><text:bookmark text:name="pom_parent"/>Pom Parent</text:h>
      <text:p text:style-name="Text_20_body">Avec Maven, un fichier pom peut rapidement devenir volumineux. De plus, une base commun doit souvent être partagée entre plusieurs projets et/ou plusieurs membres d’une équipe. Comme il s’agit d’une modèle orienté objet, il est possible (et fortement conseillé) de factoriser les paramétrages commun dans un ou plusieurs pom parent. Par exemple, chaque pom d’un projet hérite de celui d’une équipe qui hérite de celui de l’entreprise. </text:p>
      <text:p text:style-name="Text_20_body">Pour créer un pom parent, il suffit de créer un projet contenant un fichier <text:span text:style-name="Source_20_Text">pom.xml</text:span> <text:span text:style-name="Strong_20_Emphasis">dont le packaging est </text:span><text:span text:style-name="Strong_20_Emphasis"><text:span text:style-name="Source_20_Text">pom</text:span></text:span> puis de le déposer dans un repository commun (<text:span text:style-name="Source_20_Text">mvn install</text:span> sur chaque ou de façon plus réaliste utilisation d’un <text:a xlink:type="simple" xlink:href="https://bruno.univ-tln.fr/maven/mavenrepository" text:style-name="Internet_20_link" text:visited-style-name="Visited_20_Internet_20_Link">entrepôt maven</text:a>). </text:p>
      <text:p text:style-name="Text_20_body">Ensuite un projet peut hériter d’une autre projet en ajoutant dans l’élément <text:span text:style-name="Source_20_Text">project</text:span> : </text:p>
      <table:table table:name="Tableau3" table:style-name="Tableau3">
        <table:table-column table:style-name="Tableau3.A"/>
        <table:table-column table:style-name="Tableau3.B"/>
        <table:table-row>
          <table:table-cell table:style-name="Tableau3.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au3.A1" office:value-type="string">
            <text:p text:style-name="Table_20_Contents"><text:span text:style-name="Source_20_Text">&lt;parent&gt;</text:span></text:p>
            <text:p text:style-name="Table_20_Contents"><text:span text:style-name="Source_20_Text"> &lt;groupId&gt;...&lt;/groupId&gt;</text:span></text:p>
            <text:p text:style-name="Table_20_Contents"><text:span text:style-name="Source_20_Text"> &lt;artifactId&gt;...&lt;/artifactId&gt;</text:span></text:p>
            <text:p text:style-name="Table_20_Contents"><text:span text:style-name="Source_20_Text"> &lt;version&gt;...&lt;/version&gt;</text:span></text:p>
            <text:p text:style-name="Table_20_Contents"><text:span text:style-name="Source_20_Text">&lt;/parent&gt;</text:span></text:p>
          </table:table-cell>
        </table:table-row>
      </table:table>
      <text:p text:style-name="Text_20_body">La commande suivante permet de visualiser le pom après intégration des ancêtres (dont celui par défaut). </text:p>
      <text:p text:style-name="P4">mvn help:effective-pom</text:p>
      <text:p text:style-name="Text_20_body">Un pom parent est proposé ici <text:a xlink:type="simple" xlink:href="https://github.com/emmanuelbruno/commonpom" text:style-name="Internet_20_link" text:visited-style-name="Visited_20_Internet_20_Link">https://github.com/emmanuelbruno/commonpom</text:a> (l’artefact est <text:soft-page-break/>disponible ici <text:a xlink:type="simple" xlink:href="https://bintray.com/dptinfoutln/public/commonpom" text:style-name="Internet_20_link" text:visited-style-name="Visited_20_Internet_20_Link">https://bintray.com/dptinfoutln/public/commonpom</text:a>). </text:p>
      <text:h text:style-name="Heading_20_1" text:outline-level="1"><text:bookmark text:name="autre_commande_de_base"/>Autre commande de base</text:h>
      <text:p text:style-name="Text_20_body">Il est possible de supprimer les éléments fabriqués (<text:span text:style-name="Source_20_Text">mvn clean</text:span>), de générer un site web pour l’application avec <text:span text:style-name="Source_20_Text">mvn site</text:span> (ouvrir <text:span text:style-name="Source_20_Text">target/site/index.html</text:span> dans un navigateur web). </text:p>
      <text:h text:style-name="Heading_20_1" text:outline-level="1"><text:bookmark text:name="un_archetype_plus_complet"/>Un archetype plus complet</text:h>
      <text:p text:style-name="Text_20_body">Un archetype plus complet utilisant le pom parent précédent est proposé ici <text:a xlink:type="simple" xlink:href="https://github.com/emmanuelbruno/javasimplearchetype" text:style-name="Internet_20_link" text:visited-style-name="Visited_20_Internet_20_Link">https://github.com/emmanuelbruno/javasimplearchetype</text:a> pour l’utiliser : </text:p>
      <text:p text:style-name="Text_20_body">- ajouter l’entrepôt maven bin à votre <text:span text:style-name="Source_20_Text">~/.m2/settings.xml</text:span> </text:p>
      <table:table table:name="Tableau4" table:style-name="Tableau4">
        <table:table-column table:style-name="Tableau4.A"/>
        <table:table-column table:style-name="Tableau4.B"/>
        <table:table-row>
          <table:table-cell table:style-name="Tableau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leau4.A1" office:value-type="string">
            <text:p text:style-name="Table_20_Contents"><text:span text:style-name="Source_20_Text">&lt;profiles&gt;</text:span></text:p>
            <text:p text:style-name="Table_20_Contents"><text:span text:style-name="Source_20_Text">       &lt;profile&gt;</text:span></text:p>
            <text:p text:style-name="Table_20_Contents"><text:span text:style-name="Source_20_Text">           &lt;repositories&gt;</text:span></text:p>
            <text:p text:style-name="Table_20_Contents"><text:span text:style-name="Source_20_Text">               &lt;repository&gt;</text:span></text:p>
            <text:p text:style-name="Table_20_Contents"><text:span text:style-name="Source_20_Text">                   &lt;snapshots&gt;</text:span></text:p>
            <text:p text:style-name="Table_20_Contents"><text:span text:style-name="Source_20_Text">                       &lt;enabled&gt;false&lt;/enabled&gt;</text:span></text:p>
            <text:p text:style-name="Table_20_Contents"><text:span text:style-name="Source_20_Text">                   &lt;/snapshots&gt;</text:span></text:p>
            <text:p text:style-name="Table_20_Contents"><text:span text:style-name="Source_20_Text">                   &lt;id&gt;bintray-dptinfoutln-public&lt;/id&gt;</text:span></text:p>
            <text:p text:style-name="Table_20_Contents"><text:span text:style-name="Source_20_Text">                   &lt;name&gt;bintray&lt;/name&gt;</text:span></text:p>
            <text:p text:style-name="Table_20_Contents"><text:span text:style-name="Source_20_Text">                   &lt;url&gt;</text:span><text:a xlink:type="simple" xlink:href="https://dl.bintray.com/dptinfoutln/public" text:style-name="Internet_20_link" text:visited-style-name="Visited_20_Internet_20_Link"><text:span text:style-name="Source_20_Text">https://dl.bintray.com/dptinfoutln/public</text:span></text:a><text:span text:style-name="Source_20_Text">&lt;/url&gt;</text:span></text:p>
            <text:p text:style-name="Table_20_Contents"><text:span text:style-name="Source_20_Text">               &lt;/repository&gt;</text:span></text:p>
            <text:p text:style-name="Table_20_Contents"><text:span text:style-name="Source_20_Text">           &lt;/repositories&gt;</text:span></text:p>
            <text:p text:style-name="Table_20_Contents"><text:span text:style-name="Source_20_Text">           &lt;pluginRepositories&gt;</text:span></text:p>
            <text:p text:style-name="Table_20_Contents"><text:span text:style-name="Source_20_Text">               &lt;pluginRepository&gt;</text:span></text:p>
            <text:p text:style-name="Table_20_Contents"><text:span text:style-name="Source_20_Text">                   &lt;snapshots&gt;</text:span></text:p>
            <text:p text:style-name="Table_20_Contents"><text:span text:style-name="Source_20_Text">                       &lt;enabled&gt;false&lt;/enabled&gt;</text:span></text:p>
            <text:p text:style-name="Table_20_Contents"><text:span text:style-name="Source_20_Text">                   &lt;/snapshots&gt;</text:span></text:p>
            <text:p text:style-name="Table_20_Contents"><text:span text:style-name="Source_20_Text">                   &lt;id&gt;bintray-dptinfoutln-public&lt;/id&gt;</text:span></text:p>
            <text:p text:style-name="Table_20_Contents"><text:span text:style-name="Source_20_Text">                   &lt;name&gt;bintray-plugins&lt;/name&gt;</text:span></text:p>
            <text:p text:style-name="Table_20_Contents"><text:span text:style-name="Source_20_Text">                   &lt;url&gt;</text:span><text:a xlink:type="simple" xlink:href="https://dl.bintray.com/dptinfoutln/public" text:style-name="Internet_20_link" text:visited-style-name="Visited_20_Internet_20_Link"><text:span text:style-name="Source_20_Text">https://dl.bintray.com/dptinfoutln/public</text:span></text:a><text:span text:style-name="Source_20_Text">&lt;/url&gt;</text:span></text:p>
            <text:p text:style-name="Table_20_Contents"><text:span text:style-name="Source_20_Text">               &lt;/pluginRepository&gt;</text:span></text:p>
            <text:p text:style-name="Table_20_Contents"><text:span text:style-name="Source_20_Text">           &lt;/pluginRepositories&gt;</text:span></text:p>
            <text:p text:style-name="Table_20_Contents"><text:span text:style-name="Source_20_Text">           &lt;id&gt;bintray&lt;/id&gt;</text:span></text:p>
            <text:p text:style-name="Table_20_Contents"><text:span text:style-name="Source_20_Text">       &lt;/profile&gt;</text:span></text:p>
            <text:p text:style-name="Table_20_Contents"><text:span text:style-name="Source_20_Text">   &lt;/profiles&gt;</text:span></text:p>
            <text:p text:style-name="Table_20_Contents"><text:span text:style-name="Source_20_Text">   &lt;activeProfiles&gt;</text:span></text:p>
            <text:p text:style-name="Table_20_Contents"><text:span text:style-name="Source_20_Text">       &lt;activeProfile&gt;bintray&lt;/activeProfile&gt;</text:span></text:p>
            <text:p text:style-name="Table_20_Contents"><text:span text:style-name="Source_20_Text">   &lt;/activeProfiles&gt;</text:span></text:p>
          </table:table-cell>
        </table:table-row>
      </table:table>
      <text:p text:style-name="Text_20_body">- Puis lancer la génération </text:p>
      <table:table table:name="Tableau5" table:style-name="Tableau5">
        <table:table-column table:style-name="Tableau5.A"/>
        <table:table-column table:style-name="Tableau5.B"/>
        <table:table-row>
          <table:table-cell table:style-name="Tableau5.A1" office:value-type="string">
            <text:p text:style-name="Table_20_Contents">1</text:p>
            <text:p text:style-name="Table_20_Contents">2</text:p>
            <text:p text:style-name="Table_20_Contents">3</text:p>
            <text:p text:style-name="Table_20_Contents"><text:soft-page-break/>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au5.A1" office:value-type="string">
            <text:p text:style-name="Table_20_Contents"><text:span text:style-name="Source_20_Text">mvn archetype:generate \</text:span></text:p>
            <text:p text:style-name="Table_20_Contents"><text:span text:style-name="Source_20_Text">   -DarchetypeGroupId=fr.univtln.bruno.archetype \</text:span></text:p>
            <text:p text:style-name="Table_20_Contents"><text:span text:style-name="Source_20_Text">   -DarchetypeArtifactId=javaSimpleArchetype \</text:span></text:p>
            <text:p text:style-name="Table_20_Contents"><text:soft-page-break/><text:span text:style-name="Source_20_Text">   -DarchetypeVersion=0.1.0-develop-6 \</text:span></text:p>
            <text:p text:style-name="Table_20_Contents"><text:span text:style-name="Source_20_Text">   -DgroupId=fr.univtln.bruno.test</text:span> <text:span text:style-name="Source_20_Text">\</text:span></text:p>
            <text:p text:style-name="Table_20_Contents"><text:span text:style-name="Source_20_Text">   -DartifactId=HelloWorld2 \</text:span></text:p>
            <text:p text:style-name="Table_20_Contents"><text:span text:style-name="Source_20_Text">   -Dversion=1.0-SNAPSHOT \</text:span></text:p>
            <text:p text:style-name="Table_20_Contents"><text:span text:style-name="Source_20_Text">   -DprojectShortName=helloworld \</text:span></text:p>
            <text:p text:style-name="Table_20_Contents"><text:span text:style-name="Source_20_Text">   -DgithubAccount=emmanuelbruno \</text:span></text:p>
            <text:p text:style-name="Table_20_Contents"><text:span text:style-name="Source_20_Text">   -DUtlnEmail=emmanuel.bruno@univ-tln.fr</text:span></text:p>
          </table:table-cell>
        </table:table-row>
      </table:table>
      <text:p text:style-name="Text_20_body">suite à une changement des règles de sécurité liée aux certificats il faut mettre à jour une dépendance d’un plugin dans le pom.xml: </text:p>
      <table:table table:name="Tableau6" table:style-name="Tableau6">
        <table:table-column table:style-name="Tableau6.A"/>
        <table:table-column table:style-name="Tableau6.B"/>
        <table:table-row>
          <table:table-cell table:style-name="Tableau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eau6.A1" office:value-type="string">
            <text:p text:style-name="Table_20_Contents"><text:span text:style-name="Source_20_Text">&lt;plugin&gt;</text:span></text:p>
            <text:p text:style-name="Table_20_Contents"><text:span text:style-name="Source_20_Text">  &lt;groupId&gt;external.atlassian.jgitflow&lt;/groupId&gt;</text:span></text:p>
            <text:p text:style-name="Table_20_Contents"><text:span text:style-name="Source_20_Text">  &lt;artifactId&gt;jgitflow-maven-plugin&lt;/artifactId&gt;</text:span></text:p>
            <text:p text:style-name="Table_20_Contents"><text:span text:style-name="Source_20_Text">  &lt;version&gt;1.0-m5.1&lt;/version&gt;</text:span></text:p>
            <text:p text:style-name="Table_20_Contents"><text:span text:style-name="Source_20_Text">  &lt;dependencies&gt;</text:span></text:p>
            <text:p text:style-name="Table_20_Contents"><text:span text:style-name="Source_20_Text">    &lt;dependency&gt;</text:span></text:p>
            <text:p text:style-name="Table_20_Contents"><text:span text:style-name="Source_20_Text">      &lt;groupId&gt;com.jcraft&lt;/groupId&gt;</text:span></text:p>
            <text:p text:style-name="Table_20_Contents"><text:span text:style-name="Source_20_Text">      &lt;artifactId&gt;jsch&lt;/artifactId&gt;</text:span></text:p>
            <text:p text:style-name="Table_20_Contents"><text:span text:style-name="Source_20_Text">      &lt;version&gt;0.1.54&lt;/version&gt;</text:span></text:p>
            <text:p text:style-name="Table_20_Contents"><text:span text:style-name="Source_20_Text">    &lt;/dependency&gt;</text:span></text:p>
            <text:p text:style-name="Table_20_Contents"><text:span text:style-name="Source_20_Text">  &lt;/dependencies&gt;</text:span></text:p>
            <text:p text:style-name="Table_20_Contents"><text:span text:style-name="Source_20_Text">&lt;/plugin&gt;</text:span></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483d1" officeooo:paragraph-rsid="001483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5</text:page-number><text:s/>sur <text:page-count>5</text:page-count><text:s/>de <text:file-name text:display="name">maven_bruno_univ-tln_ProjetJavaDeBaseAvecMaven</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17T22:03:26.971652343</dc:date>
    <meta:editing-duration>PT7M10S</meta:editing-duration>
    <meta:editing-cycles>3</meta:editing-cycles>
    <meta:generator>LibreOffice/6.1.5.2$Linux_X86_64 LibreOffice_project/10$Build-2</meta:generator>
    <meta:document-statistic meta:table-count="6" meta:image-count="0" meta:object-count="0" meta:page-count="5" meta:paragraph-count="258" meta:word-count="767" meta:character-count="7537" meta:non-whitespace-character-count="5718"/>
  </office:meta>
</office:document-meta>
</file>